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1b22" officeooo:paragraph-rsid="0026df28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26df28" style:font-name-asian="Noto Sans Mono CJK SC" style:font-size-asian="10pt" style:font-weight-asian="bold" style:font-name-complex="Liberation Mono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amnezia-vpn/amneziawg-go" text:style-name="Internet_20_link" text:visited-style-name="Visited_20_Internet_20_Link">https://github.com/amnezia-vpn/amneziawg-go</text:a></text:p>
      <text:p text:style-name="P1"/>
      <text:p text:style-name="P1"><text:a xlink:type="simple" xlink:href="https://4pda.to/forum/index.php?showtopic=1078416&amp;st=160" text:style-name="Internet_20_link" text:visited-style-name="Visited_20_Internet_20_Link">https://4pda.to/forum/index.php?showtopic=1078416&amp;st=160</text:a></text:p>
      <text:p text:style-name="P1"/>
      <text:p text:style-name="P1"><text:a xlink:type="simple" xlink:href="https://dtf.ru/howto/2941355-obhod-blokirovki-yutub-s-polnoi-maskirovkoi-nastraivaem-server-i-klient-xray-s-xtls-reality" text:style-name="Internet_20_link" text:visited-style-name="Visited_20_Internet_20_Link">https://dtf.ru/howto/2941355-obhod-blokirovki-yutub-s-polnoi-maskirovkoi-nastraivaem-server-i-klient-xray-s-xtls-reality</text:a></text:p>
      <text:p text:style-name="P1"><text:a xlink:type="simple" xlink:href="https://xtls.github.io/ru/document/install.html#фаиловая-структура-образа-docker" text:style-name="Internet_20_link" text:visited-style-name="Visited_20_Internet_20_Link"/></text:p>
      <text:p text:style-name="P1"><text:a xlink:type="simple" xlink:href="https://xtls.github.io/ru/document/install.html#фаиловая-структура-образа-docker" text:style-name="Internet_20_link" text:visited-style-name="Visited_20_Internet_20_Link">https://xtls.github.io/ru/document/install.html#%D1%84%D0%B0%D0%B8%D0%BB%D0%BE%D0%B2%D0%B0%D1%8F-%D1%81%D1%82%D1%80%D1%83%D0%BA%D1%82%D1%83%D1%80%D0%B0-%D0%BE%D0%B1%D1%80%D0%B0%D0%B7%D0%B0-docker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5-04-15T17:12:18.984540660</dc:date>
    <meta:editing-duration>PT1H53M20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1" meta:paragraph-count="4" meta:word-count="4" meta:character-count="414" meta:non-whitespace-character-count="414"/>
  </office:meta>
</office:document-meta>
</file>